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d25a4"/>
    </style:style>
    <style:style style:name="P2" style:family="paragraph" style:parent-style-name="Standard">
      <style:text-properties fo:language="en" fo:country="US"/>
    </style:style>
    <style:style style:name="T1" style:family="text">
      <style:text-properties officeooo:rsid="001bc9a1"/>
    </style:style>
    <style:style style:name="T2" style:family="text">
      <style:text-properties officeooo:rsid="001d25a4"/>
    </style:style>
    <style:style style:name="T3" style:family="text">
      <style:text-properties officeooo:rsid="001ec33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Von Anbeginn ist</text:span> <text:span text:style-name="T1">Computerwelt</text:span> ist voll von <text:span text:style-name="T2">großen Verheißungen gewesen, und nicht selten haben die Dinge, die mit großen Aplomb angekündigt wurden, sich als ebenso große Enttäuschung entpuppt. Wenn man vom Segen und Fluch der Digitalisierung spricht, so liegt dem ein voraufgeklärtes Bewusstsein zugrunde: ein Mangel an Philosophie. Erstaunlicherweise betrifft diese Denkträgheit nicht nur die Nutzer, die sich keinem Informatikstudium unterzogen haben, sondern affiziert auch die sogenannten Experten: die Herren der Datenbanken, der Künstlichen Intelligenz oder des Machine Learning. Die Gefahr, die sich für ein Unternehmen ergibt, ist mit den Händen zu greifen: Man lässt sich von kurzfristigen Erwägungen, Trends und Buzzwords verleiten.</text:span></text:p>
      <text:p text:style-name="P1"><text:span text:style-name="T3">Das Seminar unterzieht die Phantasmen, die sich in der Welt des Computers breit gemacht haben, einer gründlichen Überprüfung – und es versieht die Teilnehmer andererseits mit einem Fundus solider Einsichten.</text:span></text:p>
      <text:p text:style-name="Standard"/>
      <text:p text:style-name="P2">From the very beginning computer world has been full of great promises, and not infrequently the things announced with great aplomb have turned out to be just as great disappointment. When one speaks of the blessing and curse of digitalization, one <text:span text:style-name="T3">deals</text:span> <text:span text:style-name="T3">with</text:span> a <text:span text:style-name="T3">pre-</text:span>enlight<text:span text:style-name="T3">ened consciousness</text:span>: a lack of philosophy. Surprisingly, this inertia not only affects users who have not studied computer science, but also affects so-called experts: the masters of databases, artificial intelligence or machine learning. The danger that arises for a company is palpable: One is tempted by short-term considerations, trends and buzzwords. The seminar examines the phantasms that have spread throughout the computer world in depth - and on the other hand it provides participants with a pool of solid insights.</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7T13:10:30.289048017</meta:creation-date>
    <dc:date>2019-04-07T13:47:19.577275705</dc:date>
    <meta:editing-duration>PT5M38S</meta:editing-duration>
    <meta:editing-cycles>1</meta:editing-cycles>
    <meta:document-statistic meta:table-count="0" meta:image-count="0" meta:object-count="0" meta:page-count="1" meta:paragraph-count="3" meta:word-count="256" meta:character-count="1747" meta:non-whitespace-character-count="1493"/>
    <meta:generator>LibreOffice/6.0.6.2$Linux_X86_64 LibreOffice_project/00m0$Build-2</meta:generator>
  </office:meta>
</office:document-meta>
</file>